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justify" style:justify-single-word="false" fo:text-indent="0.1043in" style:auto-text-indent="false" style:writing-mode="lr-tb"/>
      <style:text-properties fo:font-variant="normal" fo:text-transform="none" fo:color="#000000" style:text-line-through-style="none" style:font-name="Trebuchet MS" fo:font-size="10pt" fo:font-style="normal" style:text-underline-style="none" fo:font-weight="normal" style:text-blinking="false" fo:background-color="transparent" style:font-size-asian="10pt" style:font-size-complex="10pt"/>
    </style:style>
    <style:style style:name="P2" style:family="paragraph" style:parent-style-name="Text_20_body">
      <style:paragraph-properties fo:margin-left="0in" fo:margin-right="0in" fo:margin-top="0in" fo:margin-bottom="0in" style:contextual-spacing="false" fo:line-height="100%" fo:text-align="justify" style:justify-single-word="false" fo:text-indent="0.1043in" style:auto-text-indent="false" style:writing-mode="lr-tb"/>
      <style:text-properties fo:font-variant="normal" fo:text-transform="none" fo:color="#000000" style:text-line-through-style="none" style:font-name="Trebuchet MS" fo:font-size="10pt" style:text-underline-style="none" style:text-blinking="false" fo:background-color="transparent" style:font-size-asian="10pt" style:font-size-complex="10pt"/>
    </style:style>
    <style:style style:name="P3" style:family="paragraph" style:parent-style-name="Text_20_body">
      <style:paragraph-properties fo:margin-left="0in" fo:margin-right="0in" fo:margin-top="0in" fo:margin-bottom="0in" style:contextual-spacing="false" fo:line-height="100%" fo:text-align="justify" style:justify-single-word="false" fo:text-indent="0.1043in" style:auto-text-indent="false" style:writing-mode="lr-tb"/>
      <style:text-properties style:font-name="Trebuchet MS" fo:font-size="10pt" style:font-size-asian="10pt" style:font-size-complex="10pt"/>
    </style:style>
    <style:style style:name="P4" style:family="paragraph" style:parent-style-name="Text_20_body">
      <style:paragraph-properties fo:margin-left="0in" fo:margin-right="0in" fo:text-indent="0.1043in" style:auto-text-indent="false"/>
      <style:text-properties style:font-name="Trebuchet MS" fo:font-size="10pt" style:font-size-asian="10pt" style:font-size-complex="10pt"/>
    </style:style>
    <style:style style:name="T1" style:family="text">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Verdana" fo:font-size="9.75pt" fo:font-style="italic" style:text-underline-style="none" fo:font-weight="normal"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fo:font-size="9.75pt"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9.75pt" fo:font-style="italic"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italic" style:text-underline-style="none" fo:font-weight="normal" style:text-blinking="false" fo:background-color="transparent"/>
    </style:style>
    <style:style style:name="T8" style:family="text">
      <style:text-properties style:font-name="Verdana" fo:font-size="9.75pt" fo:font-style="normal" fo:font-weight="normal"/>
    </style:style>
    <style:style style:name="T9" style:family="text">
      <style:text-properties fo:font-size="9.75pt" fo:font-style="normal" fo:font-weight="normal"/>
    </style:style>
    <style:style style:name="T10"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5d4df48-81f7-1b3c-81a6-700bed50e8bf"/><text:span text:style-name="T6">Christophe stood silent, considering the boy. It certainly wasn't... well, the </text:span><text:span text:style-name="T7">usual</text:span><text:span text:style-name="T3"> </text:span><text:span text:style-name="T6">way of doing things, but Nikolai seemed all right with it, and the boy did have a certain quality about him that set him apart from the rest of his kind. It wasn't anything spectacular, to be sure, but it was there all the same.</text:span></text:p>
      <text:p text:style-name="P1">The boy – Julian, Lucas, something like that – waited with perfect slave-like patience. No fidgeting, no sighing, eyes trained on the boots of the soldier before him. Outsider or not, he certainly seemed to know how to behave himself.</text:p>
      <text:p text:style-name="P1">Christophe sighed and shook his head. Giving him over to Brodynh's care had been a mistake. It had only reminded Brodynh of his former place – a memory which had proven to be painful, rather than nostalgic, to the warrior. There really was only one option left, and Christophe had stalled long enough.</text:p>
      <text:p text:style-name="P3"><text:span text:style-name="T3">“</text:span><text:span text:style-name="T6">I understand you have been something of a bother to Brodynh,” he began. The boy inclined his head slightly, having the good grace to look at least moderately ashamed of himself. “I understand further that he has not performed his duty – that is, looking after you – as well as was expected.” This time, there was no reaction. Interesting. “You have been here long enough now to know that nothing escapes the notice of our Emperor. Especially not troublesome pets. Does a pet that cannot make his keeper happy have any real purpose?” The boy's eyes tightened as he shook his head, hunching his shoulders as if in anticipation of a blow. “Of course not. You sitting around, getting in Brodynh's way was doing no good. But, listen. Some people would tell you it is not... </text:span><text:span text:style-name="T7">proper</text:span><text:span text:style-name="T3"> </text:span><text:span text:style-name="T6">for me to speak frankly with you, but honestly, what is proper is not nearly as important as what is practical, and it is not practical for you to go on not knowing these things. I have no idea whether you are doing it deliberately or if it is only your nature, but you are clearly not suited to be anyone's pet. There is no reason for anyone to keep you as one, especially not Brodynh. He has little patience for things that serve no purpose. You know that by now.” Another nod. Christophe couldn't be sure, but he thought the boy's eyes looked a bit more moist than was normal. “Do you have anything to say?”</text:span></text:p>
      <text:p text:style-name="P1">When he spoke, his voice was not the quaver Christophe was expecting, but rather a smooth and toneless tenor, strong but not defiant, quiet but not timid. He really was something else, this kid.</text:p>
      <text:p text:style-name="P2">“<text:span text:style-name="T10">There is no reason to keep that which has no purpose. If I were to go somewhere else, I would have no more purpose there than I do here. I think – if I may humbly say so... that it would be better for all concerned were I to gain a purpose, rather than to leave.”</text:span></text:p>
      <text:p text:style-name="P1">Christophe almost smiled despite himself. It was a perfect answer, perfectly delivered, and clearly considered at some length before the question had been asked. It seemed like he would do well, after all.</text:p>
      <text:p text:style-name="P2">“<text:span text:style-name="T10">Tell me your name.”</text:span></text:p>
      <text:p text:style-name="P2">“<text:span text:style-name="T10">My name is Lucien.”</text:span></text:p>
      <text:p text:style-name="P2">“<text:span text:style-name="T10">Speak frankly, Lucien. You wouldn't mention gaining a purpose if you didn't have one in mind; I can tell even after having known you for these few minutes that you're not the type. What purpose is it you expect to gain?” A fleeting look of surprise crossed the boy's face, but was gone a moment later, leaving him once more calm and respectful.</text:span></text:p>
      <text:p text:style-name="P2">“<text:span text:style-name="T10">I speak of becoming a slave. By serving one of the Emperor's men, I would after a fashion be serving him, and there is no greater thing to which I could hope to aspire.” This time, Christophe did grin.</text:span></text:p>
      <text:p text:style-name="P2">“<text:span text:style-name="T10">Have you been trained, or is that just the way you talk?” One bare shoulder lifted slightly, his failure to suppress a shrug.</text:span></text:p>
      <text:p text:style-name="P2">“<text:span text:style-name="T10">Neither. But it is the appropriate way for a slave to speak, and being what I am among the Emperor's people, my status is less even than that.” Christophe leaned forward, resting a fist on the wall at the boy's back.</text:span></text:p>
      <text:p text:style-name="P3"><text:span text:style-name="T3">“</text:span><text:span text:style-name="T6">Look at me.” Obediently, if reluctantly, Lucien did so. His eyes were a pale, fine green, somehow managing to convey sincerity even through the perfect blankness of his face. “Common can't have been your first language.” He shook his head without breaking the eye contact commanded of him. “What is it, then? English?” A nod. “I thought so. Now, I want you to listen. Really listen, and think about what I say. Not for me, not for the Emperor, but for yourself, with your own interests in mind. Will you do that?” There was the briefest of pauses before his nod this time. “Good,” Christophe continued in English. “You can tell by looking what I am, and therefore what I used to be. I wasn't any better in their eyes than you are now. Maybe even worse, because I didn't have the kind of respect you do, and I certainly didn't </text:span><text:span text:style-name="T7">want</text:span><text:span text:style-name="T3"> </text:span><text:span text:style-name="T6">to be here. But look at me now. Do you know who I am?” Another mute nod. “Tell me.”</text:span></text:p>
      <text:p text:style-name="P2">“<text:span text:style-name="T10">You are Christophe, a prince, second only to the Emperor himself,” came the answer. He had adjusted to match Christophe's language of choice, predictably slave-like.</text:span></text:p>
      <text:p text:style-name="P2">“<text:span text:style-name="T10">Exactly. Think about the implication. An outsider – rising to this. From less even than a slave, to commanding them myself. So I want you to think about this. If you work at it, and really put everything you are into it, you can absolutely have a purpose here. It will be one of the most difficult things you will do in this world, but I can see that it is important to you. I don't know you, not really, but I think I'd like to see someone like you do well here.” A few seconds passed before Lucien realized that he was expected to speak.</text:span></text:p>
      <text:p text:style-name="P2"><text:soft-page-break/>“<text:span text:style-name="T10">You make it sound as though we're kin. I don't even know you, beyond your title.” Christophe shrugged.</text:span></text:p>
      <text:p text:style-name="P2">“<text:span text:style-name="T10">I guess not, but I'd like it all the same. Listen – I've seen the way Brodynh treats you. I know you won't say anything, because at heart there is something fundamentally slavish about you, but I know what went on, and I can promise you, had Nikolai known about it, Brodynh's punishment would have been swift and brutal. But what I also know, that you don't, is that Brodynh was a slave himself before he was a warrior, and he misses it terribly.” Lucien's eyes widened, and Christophe knew he had been right in thinking the boy hadn't known. “I think you understand why being your keeper was so painful to him.”</text:span></text:p>
      <text:p text:style-name="P2">“<text:span text:style-name="T10">I do,” he answered with a nod.</text:span></text:p>
      <text:p text:style-name="P2">“<text:span text:style-name="T10">Well, I don't have that problem. What I do have is a messy room, meals that are always late, and messages that rarely make it where they need to go. I don't have any slaves myself, which means that any slave I command serves another before me. He would already be busy with a task from Nikolai, meaning that what I need has to wait. That's not acceptable, and neither is keeping a soldier from his duty by asking him instead. I don't want to see you mistreated by another bitter ex-slave, and honestly, I'd like to keep an eye on you myself. What better way to do that than to keep you myself?” Lucien blinked several times, his eyes becoming shiny again. “How does that sound to you, Lucien?”</text:span></text:p>
      <text:p text:style-name="P2">“<text:span text:style-name="T10">I'm fluent in four languages and I still can't properly say how that sounds to me.”</text:span></text:p>
      <text:p text:style-name="P2">“<text:span text:style-name="T10">I'll judge your answer as acceptance of my suggestion.” He nodded once, firmly, blinking again in an obvious effort to hold back tears of gratitude. “Good. I want you to get your things and take them to my rooms. There are a few empty there; you're welcome to choose whichever you like for your own, so long as it's not too far from mine. I'll have a cot brought in at some point. When you're finished with that, come find me. I'll be in the main hall, most likely.” Christophe turned and left the boy to his shock, his grin revealed only to the stone hall.</text:span></text:p>
      <text:p text:style-name="P4"/>
      <text:p text:style-name="P1">Lucien had to keep reminding himself not to run through the corridors. It was all he could do not to leap about, shouting his relief to the very stone. He'd expected to be banished at least, put to death at most. For all the times he'd dreamed about becoming a true slave, even only to the general populace, or to another higher-ranking slave, he'd never actually expected it to happen. And the prince, of all people!</text:p>
      <text:p text:style-name="P1">He slowed as he reached Brodynh's chamber, anxiety beginning to well up in his belly. What if Brodynh wouldn't let him leave? What if he thought Lucien was lying? Surely he'd be beaten for suggesting such an unlikely thing, for implying that he himself was worthy of what Brodynh desired but couldn't have.</text:p>
      <text:p text:style-name="P3"><text:span text:style-name="T6">In fact, he realized with a jolt, Brodynh hated him enough to </text:span><text:span text:style-name="T7">pretend</text:span><text:span text:style-name="T3"> </text:span><text:span text:style-name="T6">he thought it a lie, just for the excuse to give him a solid thrashing.</text:span></text:p>
      <text:p text:style-name="P1">Well, it would be the last.</text:p>
      <text:p text:style-name="P1">With that thought, Lucien shook his head and continued down the corridor, his movements now stiff and determined. Nausea squirmed in his gut; he clenched his jaw against it and hastened his stride. It was nearly over. One last horrible encounter, one last taste of Hell, and it would be over. He was level-headed enough to know that, despite the apparent kindness of the prince, life would not suddenly become simple and easy. Still, it was difficult not to think of it as rescue.</text:p>
      <text:p text:style-name="P1">All the same, he hesitated at the door. To knock would have been ridiculous, but he had no way of knowing what sort of mood Brodynh would choose to greet him with, if he acknowledged his existence at all. Lucien could be inviting a beating merely by presenting himself.</text:p>
      <text:p text:style-name="P1">He took a deep breath, steeling himself, and entered.</text:p>
      <text:p text:style-name="P1">Empty.</text:p>
      <text:p text:style-name="P1">Brodynh wasn't even there. Barely taking the time to heave a sigh of relief, Lucien dashed to his corner and snatched up what few possessions he owned, pausing a moment in deliberation over the thin blanket Brodynh had allowed him to use. Most likely, it would be considered a theft – he set it, folded neatly, in the dusty corner, and left, pulling the door closed behind him.</text:p>
      <text:p text:style-name="P1">Suddenly terrified that he would encounter Brodynh somewhere on his way to put his things away, or perhaps while going to meet the prince, Lucien moved as fast as he could without actually running. He would encounter Brodynh on his way to Christophe's chambers, looking as though he were running away. Or, perhaps worse—</text:p>
      <text:p text:style-name="P1">No. Worrying himself into a panic wasn't going to change what would be; he simply had to do what was commanded of him, and let everyone else do what they would.</text:p>
      <text:p text:style-name="P3"><text:span text:style-name="T6">It never occurred to him that Brodynh's respect for Christophe would give him cause to verify Lucien's claim, or that he would know that Lucien was almost the least likely person in the empire to lie for any rea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6T12:31:15.86</meta:creation-date>
    <dc:date>2013-06-26T12:32:17.33</dc:date>
    <meta:editing-duration>P0D</meta:editing-duration>
    <meta:editing-cycles>1</meta:editing-cycles>
    <meta:document-statistic meta:table-count="0" meta:image-count="0" meta:object-count="0" meta:page-count="2" meta:paragraph-count="34" meta:word-count="1883" meta:character-count="10303" meta:non-whitespace-character-count="8445"/>
    <meta:generator>LibreOffice/4.0.1.2$Windows_x86 LibreOffice_project/84102822e3d61eb989ddd325abf1ac077904985</meta:generator>
  </office:meta>
</office:document-meta>
</file>